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3" style:family="paragraph" style:parent-style-name="Standard">
      <style:text-properties fo:color="#000000" loext:opacity="100%" fo:background-color="transparent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Consolas" fo:font-size="10.5pt" fo:font-weight="normal"/>
    </style:style>
    <style:style style:name="T6" style:family="text">
      <style:text-properties fo:color="#b5cea8" loext:opacity="100%"/>
    </style:style>
    <style:style style:name="T7" style:family="text">
      <style:text-properties fo:color="#c586c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mkdir ~/repaso2</text:p>
      <text:p text:style-name="P2">   <text:span text:style-name="T3">echo "texto" &gt; ~/repaso2/ejercicios.txt</text:span></text:p>
      <text:p text:style-name="P2">   <text:span text:style-name="T3">echo "texto" &gt; ~/repaso2/tema.txt</text:span></text:p>
      <text:p text:style-name="P1">2. sudo useradd alu1 </text:p>
      <text:p text:style-name="P2">   <text:span text:style-name="T3">sudo useradd alu2</text:span></text:p>
      <text:p text:style-name="P2">   <text:span text:style-name="T3">sudo useradd profe</text:span></text:p>
      <text:p text:style-name="P1">3. addgroup alumnos</text:p>
      <text:p text:style-name="P2">   <text:span text:style-name="T3">sudo addgroup profes</text:span></text:p>
      <text:p text:style-name="P1">4. sudo usermod -a -G alumnos alu1</text:p>
      <text:p text:style-name="P2">   <text:span text:style-name="T3">sudo usermod -a -G alumnos alu2</text:span></text:p>
      <text:p text:style-name="P2">   <text:span text:style-name="T3">sudo usermod -a -G profes profe</text:span></text:p>
      <text:p text:style-name="P1">5. id profe</text:p>
      <text:p text:style-name="P1">6. sudo chfn -f "Pedro Alba" alu1</text:p>
      <text:p text:style-name="P1">7. id alu1</text:p>
      <text:p text:style-name="P1">8. chown ~/repaso2/tema.txt profe</text:p>
      <text:p text:style-name="P1">9. chmod 754 ~/repaso2/tema.txt</text:p>
      <text:p text:style-name="P1">10. sudo passwd alu1</text:p>
      <text:p text:style-name="P1">11. su alu1</text:p>
      <text:p text:style-name="P1">12. exit #No puedes modificarlo porque no alu1 solo tiene permiso de lectura</text:p>
      <text:p text:style-name="P1">13. chgrp ~/repaso2/ejercicios.txt alumnos</text:p>
      <text:p text:style-name="P1">14. chmod 774 ~/repaso2/ejercicios.txt</text:p>
      <text:p text:style-name="P1">15. sudo deluser alu2 alumnos</text:p>
      <text:p text:style-name="P1">16. su alu2 #No puedes modificarlo, alu2 solo tiene permisos de lectura</text:p>
      <text:p text:style-name="P1">17. chmod a-r</text:p>
      <text:p text:style-name="P1">18. chmod a=wr</text:p>
      <text:p text:style-name="P1">19. groupdel profes</text:p>
      <text:p text:style-name="P1">20. userdel alu1</text:p>
      <text:p text:style-name="P2">    <text:span text:style-name="T3">userdel alu2</text:span></text:p>
      <text:p text:style-name="P2">    <text:span text:style-name="T3">userdel profe</text:span></text:p>
      <text:p text:style-name="P1">21. groupdel alumnos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30T16:50:16.476000000</meta:creation-date>
    <dc:date>2022-09-30T16:51:12.085000000</dc:date>
    <meta:editing-duration>PT56S</meta:editing-duration>
    <meta:editing-cycles>1</meta:editing-cycles>
    <meta:document-statistic meta:table-count="0" meta:image-count="0" meta:object-count="0" meta:page-count="1" meta:paragraph-count="30" meta:word-count="131" meta:character-count="822" meta:non-whitespace-character-count="691"/>
    <meta:generator>LibreOffice/7.2.2.2$Windows_X86_64 LibreOffice_project/02b2acce88a210515b4a5bb2e46cbfb63fe97d56</meta:generator>
  </office:meta>
</office:document-meta>
</file>